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999999" draw:fill-color="#dddddd" draw:opacity="50%" draw:textarea-horizontal-align="justify" draw:textarea-vertical-align="top" draw:auto-grow-height="false" fo:min-height="14.196cm" fo:min-width="8.76cm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 fo:min-height="1.602cm" fo:min-width="4.872cm" draw:shadow="visible"/>
    </style:style>
    <style:style style:name="gr3" style:family="graphic" style:parent-style-name="standard">
      <style:graphic-properties draw:fill-color="#ffcc99" draw:textarea-horizontal-align="justify" draw:textarea-vertical-align="middle" draw:auto-grow-height="false" fo:min-height="1.788cm" fo:min-width="4.686cm" draw:shadow="visible"/>
    </style:style>
    <style:style style:name="gr4" style:family="graphic" style:parent-style-name="standard">
      <style:graphic-properties draw:fill-color="#ffcccc" draw:textarea-horizontal-align="justify" draw:textarea-vertical-align="middle" draw:auto-grow-height="false" fo:min-height="1.15cm" fo:min-width="4.731cm" draw:shadow="visible"/>
    </style:style>
    <style:style style:name="gr5" style:family="graphic" style:parent-style-name="standard">
      <style:graphic-properties draw:fill-color="#ffcccc" draw:textarea-horizontal-align="justify" draw:textarea-vertical-align="middle" draw:auto-grow-height="false" fo:min-height="1.15cm" fo:min-width="5.276cm" draw:shadow="visible"/>
    </style:style>
    <style:style style:name="gr6" style:family="graphic" style:parent-style-name="standard">
      <style:graphic-properties draw:fill-color="#ffffcc" draw:textarea-horizontal-align="justify" draw:textarea-vertical-align="middle" draw:auto-grow-height="false" fo:min-height="2.014cm" fo:min-width="1.764cm" draw:shadow="visible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 fo:min-height="1.306cm" fo:min-width="1.198cm" draw:shadow="visible"/>
    </style:style>
    <style:style style:name="gr8" style:family="graphic" style:parent-style-name="objectwithoutfill">
      <style:graphic-properties draw:stroke="dash" draw:stroke-dash="Dashed_20__28_var_29_"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draw:fill-color="#99ccff" draw:textarea-horizontal-align="justify" draw:textarea-vertical-align="middle" draw:auto-grow-height="false" fo:min-height="1.306cm" fo:min-width="1.198cm" draw:shadow="visible"/>
    </style:style>
    <style:style style:name="gr10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headline">
      <style:graphic-properties draw:auto-grow-height="true" draw:auto-grow-width="false" fo:min-height="0.94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5cm" fo:min-width="0cm"/>
    </style:style>
    <style:style style:name="gr14" style:family="graphic" style:parent-style-name="standard">
      <style:graphic-properties draw:fill-color="#ccccff" draw:textarea-horizontal-align="justify" draw:textarea-vertical-align="middle" draw:auto-grow-height="false" fo:min-height="2.15cm" fo:min-width="3.5cm" draw:shadow="visible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draw:fill-color="#ffcccc" draw:textarea-horizontal-align="justify" draw:textarea-vertical-align="middle" draw:auto-grow-height="false" fo:min-height="1.15cm" fo:min-width="5.1cm" draw:shadow="visible"/>
    </style:style>
    <style:style style:name="gr17" style:family="graphic" style:parent-style-name="standard">
      <style:graphic-properties draw:fill-color="#ffffcc" draw:textarea-horizontal-align="justify" draw:textarea-vertical-align="middle" draw:auto-grow-height="false" fo:min-height="1.164cm" fo:min-width="1.198cm" draw:shadow="visible"/>
    </style:style>
    <style:style style:name="gr18" style:family="graphic" style:parent-style-name="objectwithoutfill">
      <style:graphic-properties draw:stroke="solid" draw:stroke-dash="Dashed_20__28_var_29_"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9" style:family="graphic" style:parent-style-name="standard">
      <style:graphic-properties draw:fill-color="#ccccff" draw:textarea-horizontal-align="justify" draw:textarea-vertical-align="middle" draw:auto-grow-height="false" fo:min-height="1.75cm" fo:min-width="5.7cm" draw:shadow="visible"/>
    </style:style>
    <style:style style:name="gr20" style:family="graphic" style:parent-style-name="standard">
      <style:graphic-properties draw:fill-color="#ffcc99" draw:textarea-horizontal-align="justify" draw:textarea-vertical-align="middle" draw:auto-grow-height="false" fo:min-height="1.602cm" fo:min-width="4.686cm" draw:shadow="visible"/>
    </style:style>
    <style:style style:name="gr21" style:family="graphic" style:parent-style-name="objectwithoutfill">
      <style:graphic-properties draw:stroke="dash" draw:stroke-dash="Line_20_Style_20_9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fill-color="#ccccff" draw:textarea-horizontal-align="justify" draw:textarea-vertical-align="middle" draw:auto-grow-height="false" fo:min-height="1.75cm" fo:min-width="4.699cm" draw:shadow="visible"/>
    </style:style>
    <style:style style:name="gr24" style:family="graphic" style:parent-style-name="standard">
      <style:graphic-properties draw:fill-color="#ccccff" draw:textarea-horizontal-align="justify" draw:textarea-vertical-align="middle" draw:auto-grow-height="false" fo:min-height="1.75cm" fo:min-width="2.7cm" draw:shadow="visible"/>
    </style:style>
    <style:style style:name="gr25" style:family="graphic" style:parent-style-name="standard">
      <style:graphic-properties draw:fill-color="#ccccff" draw:textarea-horizontal-align="justify" draw:textarea-vertical-align="middle" draw:auto-grow-height="false" fo:min-height="1.95cm" fo:min-width="3.5cm" draw:shadow="visible"/>
    </style:style>
    <style:style style:name="gr26" style:family="graphic" style:parent-style-name="standard">
      <style:graphic-properties draw:fill-color="#ffcc99" draw:textarea-horizontal-align="justify" draw:textarea-vertical-align="middle" draw:auto-grow-height="false" fo:min-height="1.048cm" fo:min-width="3.204cm" draw:shadow="visible"/>
    </style:style>
    <style:style style:name="gr27" style:family="graphic" style:parent-style-name="standard">
      <style:graphic-properties draw:fill-color="#99ffcc" draw:textarea-horizontal-align="justify" draw:textarea-vertical-align="middle" draw:auto-grow-height="false" fo:min-height="1.75cm" fo:min-width="3.5cm" draw:shadow="visible"/>
    </style:style>
    <style:style style:name="gr28" style:family="graphic" style:parent-style-name="standard">
      <style:graphic-properties svg:stroke-color="#999999" draw:fill-color="#dddddd" draw:opacity="50%" draw:textarea-horizontal-align="justify" draw:textarea-vertical-align="middle" draw:auto-grow-height="false" fo:min-height="2.346cm" fo:min-width="3.203cm"/>
    </style:style>
    <style:style style:name="gr29" style:family="graphic" style:parent-style-name="objectwithoutfill">
      <style:graphic-properties svg:stroke-width="0.106cm" svg:stroke-color="#999999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0" style:family="graphic" style:parent-style-name="objectwithoutfill">
      <style:graphic-properties draw:stroke="dash" draw:stroke-dash="Fine_20_Dashe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draw:fill-color="#ffcc99" draw:textarea-horizontal-align="justify" draw:textarea-vertical-align="middle" draw:auto-grow-height="false" fo:min-height="1.232cm" fo:min-width="3.204cm" draw:shadow="visibl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  <style:text-properties fo:color="#999999"/>
    </style:style>
    <style:style style:name="P2" style:family="paragraph">
      <loext:graphic-properties draw:fill-color="#dddddd" draw:opacity="50%"/>
      <style:paragraph-properties fo:text-align="center"/>
      <style:text-properties fo:color="#999999"/>
    </style:style>
    <style:style style:name="P3" style:family="paragraph">
      <style:paragraph-properties fo:text-align="center"/>
    </style:style>
    <style:style style:name="P4" style:family="paragraph">
      <loext:graphic-properties draw:fill-color="#ffcc99"/>
      <style:paragraph-properties fo:text-align="center"/>
    </style:style>
    <style:style style:name="P5" style:family="paragraph">
      <loext:graphic-properties draw:fill-color="#ffcccc"/>
      <style:paragraph-properties fo:text-align="center"/>
    </style:style>
    <style:style style:name="P6" style:family="paragraph">
      <loext:graphic-properties draw:fill-color="#ffffcc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99ccff"/>
      <style:paragraph-properties fo:text-align="center"/>
    </style:style>
    <style:style style:name="P9" style:family="paragraph">
      <style:paragraph-properties fo:text-align="center"/>
      <style:text-properties fo:font-size="15pt" style:font-size-asian="15pt" style:font-size-complex="15pt"/>
    </style:style>
    <style:style style:name="P10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11" style:family="paragraph">
      <loext:graphic-properties draw:fill-color="#ccccff"/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style:paragraph-properties fo:text-align="center"/>
      <style:text-properties fo:font-size="15pt" fo:font-weight="bold" fo:background-color="#ffffff" style:font-size-asian="15pt" style:font-weight-asian="bold" style:font-size-complex="15pt" style:font-weight-complex="bold"/>
    </style:style>
    <style:style style:name="P14" style:family="paragraph">
      <loext:graphic-properties draw:fill="none"/>
      <style:paragraph-properties fo:text-align="center"/>
      <style:text-properties fo:font-size="15pt" fo:font-weight="bold" fo:background-color="#ffffff" style:font-size-asian="15pt" style:font-weight-asian="bold" style:font-size-complex="15pt" style:font-weight-complex="bold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-color="#99ffcc"/>
      <style:paragraph-properties fo:text-align="center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/>
    </style:style>
    <style:style style:name="T1" style:family="text">
      <style:text-properties fo:color="#999999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fo:font-weight="bold" fo:background-color="#ffffff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10cm" svg:height="15.6cm" svg:x="2cm" svg:y="3cm">
          <text:p text:style-name="P1"><text:span text:style-name="T1">Server sid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10cm" svg:height="15.6cm" svg:x="16cm" svg:y="3cm">
          <text:p text:style-name="P1"><text:span text:style-name="T1">Client sid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4" xml:id="id5" draw:id="id5" draw:layer="layout" svg:width="5.8cm" svg:height="2cm" svg:x="5.6cm" svg:y="8.4cm">
          <text:p text:style-name="P3">show_formspec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3" draw:id="id3" draw:layer="layout" svg:width="5.6cm" svg:height="2.2cm" svg:x="5.6cm" svg:y="13.4cm">
          <text:p text:style-name="P3">on_player_</text:p>
          <text:p text:style-name="P3">receive_field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5.978cm" svg:height="2.8cm" svg:x="11.4cm" svg:y="8cm">
          <text:p text:style-name="P3">formspec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6.6cm" svg:height="2.8cm" svg:x="11.2cm" svg:y="13.2cm">
          <text:p text:style-name="P3">formname,</text:p>
          <text:p text:style-name="P3">fields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xml:id="id6" draw:id="id6" draw:layer="layout" svg:width="3.2cm" svg:height="3.2cm" svg:x="17.4cm" svg:y="13cm">
          <text:p text:style-name="P3">User</text:p>
          <text:p text:style-name="P3">action</text:p>
          <text:p text:style-name="P3">on fo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1" draw:id="id1" draw:layer="layout" svg:width="2.4cm" svg:height="2.2cm" svg:x="18.2cm" svg:y="4.6cm">
          <text:p text:style-name="P3">Client</text:p>
          <text:p text:style-name="P3">Even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7" draw:layer="layout" draw:type="line" svg:x1="18.2cm" svg:y1="5.7cm" svg:x2="9.6cm" svg:y2="5.7cm" draw:start-shape="id1" draw:start-glue-point="6" draw:end-shape="id2" draw:end-glue-point="10" svg:d="M18200 5700h-8600" svg:viewBox="0 0 8601 1">
          <text:p/>
        </draw:connector>
        <draw:custom-shape draw:style-name="gr9" draw:text-style-name="P8" xml:id="id4" draw:id="id4" draw:layer="layout" svg:width="2.4cm" svg:height="2.2cm" svg:x="2.2cm" svg:y="13.4cm">
          <text:p text:style-name="P3">Cod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0" draw:text-style-name="P7" draw:layer="layout" draw:type="line" svg:x1="5.6cm" svg:y1="14.5cm" svg:x2="4.6cm" svg:y2="14.5cm" draw:start-shape="id3" draw:end-shape="id4" svg:d="M5600 14500h-1000" svg:viewBox="0 0 1001 1">
          <text:p/>
        </draw:connector>
        <draw:custom-shape draw:style-name="gr9" draw:text-style-name="P8" xml:id="id2" draw:id="id2" draw:layer="layout" svg:width="2.4cm" svg:height="2.2cm" svg:x="7.2cm" svg:y="4.6cm">
          <text:p text:style-name="P3">Cod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0" draw:text-style-name="P7" draw:layer="layout" draw:type="line" svg:x1="8.4cm" svg:y1="6.8cm" svg:x2="8.5cm" svg:y2="8.4cm" draw:start-shape="id2" draw:start-glue-point="8" draw:end-shape="id5" draw:end-glue-point="4" svg:d="M8400 6800l100 1600" svg:viewBox="0 0 101 1601">
          <text:p/>
        </draw:connector>
        <draw:frame draw:style-name="gr11" draw:text-style-name="P3" draw:layer="layout" svg:width="24.084cm" svg:height="1.195cm" svg:x="1.916cm" svg:y="1.2cm">
          <draw:text-box>
            <text:p text:style-name="P3">Standard « show_formspec » form mechanism</text:p>
          </draw:text-box>
        </draw:frame>
        <draw:frame draw:style-name="gr12" draw:text-style-name="P10" draw:layer="layout" svg:width="4.444cm" svg:height="2.603cm" svg:x="2.6cm" svg:y="4.797cm">
          <draw:text-box>
            <text:p text:style-name="P9"><text:span text:style-name="T2">Code triggered</text:span></text:p>
            <text:p text:style-name="P9"><text:span text:style-name="T2">either by a client event or anything else</text:span></text:p>
          </draw:text-box>
        </draw:frame>
        <draw:frame draw:style-name="gr13" draw:text-style-name="P10" draw:layer="layout" svg:width="10cm" svg:height="1.615cm" svg:x="2cm" svg:y="11.6cm">
          <draw:text-box>
            <text:p text:style-name="P9"><text:span text:style-name="T2">Warning, no check performed on fields to ensure they correspond to formspec</text:span></text:p>
          </draw:text-box>
        </draw:frame>
        <draw:connector draw:style-name="gr8" draw:text-style-name="P7" draw:layer="layout" draw:type="line" svg:x1="19cm" svg:y1="10.6cm" svg:x2="19cm" svg:y2="13cm" draw:end-shape="id6" draw:end-glue-point="4" svg:d="M19000 10600v2400" svg:viewBox="0 0 1 2401">
          <text:p/>
        </draw:connector>
        <draw:custom-shape draw:style-name="gr14" draw:text-style-name="P11" draw:layer="layout" svg:width="4cm" svg:height="2.4cm" svg:x="17cm" svg:y="8.2cm">
          <text:p text:style-name="P3">Form</text:p>
          <text:p text:style-name="P3">displayed</text:p>
          <text:p text:style-name="P3">to us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style-name="gr1" draw:text-style-name="P2" draw:layer="layout" svg:width="10cm" svg:height="15.6cm" svg:x="2cm" svg:y="3cm">
          <text:p text:style-name="P1"><text:span text:style-name="T1">Server sid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10cm" svg:height="15.6cm" svg:x="16cm" svg:y="3.001cm">
          <text:p text:style-name="P1"><text:span text:style-name="T1">Client sid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1" xml:id="id8" draw:id="id8" draw:layer="layout" svg:width="4cm" svg:height="2.4cm" svg:x="17cm" svg:y="9.4cm">
          <text:p text:style-name="P3">Form</text:p>
          <text:p text:style-name="P3">displayed</text:p>
          <text:p text:style-name="P3">to user</text:p>
          <draw:enhanced-geometry svg:viewBox="0 0 21600 21600" draw:type="rectangle" draw:enhanced-path="M 0 0 L 21600 0 21600 21600 0 21600 0 0 Z N"/>
        </draw:custom-shape>
        <draw:custom-shape draw:style-name="gr3" draw:text-style-name="P4" xml:id="id9" draw:id="id9" draw:layer="layout" svg:width="5.6cm" svg:height="2.2cm" svg:x="5.6cm" svg:y="13.4cm">
          <text:p text:style-name="P3">node</text:p>
          <text:p text:style-name="P3">on_receive_field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6" draw:text-style-name="P5" draw:layer="layout" svg:width="6.4cm" svg:height="2.8cm" svg:x="11.2cm" svg:y="4.4cm">
          <text:p text:style-name="P3">formspec in</text:p>
          <text:p text:style-name="P3">node meta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6.6cm" svg:height="2.8cm" svg:x="11.2cm" svg:y="13.2cm">
          <text:p text:style-name="P3">formname,</text:p>
          <text:p text:style-name="P3">pos, fields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xml:id="id11" draw:id="id11" draw:layer="layout" svg:width="3.2cm" svg:height="3.2cm" svg:x="17.4cm" svg:y="13cm">
          <text:p text:style-name="P3">User</text:p>
          <text:p text:style-name="P3">action</text:p>
          <text:p text:style-name="P3">on fo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xml:id="id7" draw:id="id7" draw:layer="layout" svg:width="2.4cm" svg:height="2cm" svg:x="22.6cm" svg:y="9.6cm">
          <text:p text:style-name="P3">Node</text:p>
          <text:p text:style-name="P3">click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8" draw:text-style-name="P7" draw:layer="layout" draw:type="line" svg:x1="22.6cm" svg:y1="10.6cm" svg:x2="21cm" svg:y2="10.6cm" draw:start-shape="id7" draw:start-glue-point="6" draw:end-shape="id8" draw:end-glue-point="1" svg:d="M22600 10600h-1600" svg:viewBox="0 0 1601 1">
          <text:p/>
        </draw:connector>
        <draw:custom-shape draw:style-name="gr9" draw:text-style-name="P8" xml:id="id10" draw:id="id10" draw:layer="layout" svg:width="2.4cm" svg:height="2.2cm" svg:x="2.2cm" svg:y="13.4cm">
          <text:p text:style-name="P3">Cod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0" draw:text-style-name="P7" draw:layer="layout" draw:type="line" svg:x1="5.6cm" svg:y1="14.5cm" svg:x2="4.6cm" svg:y2="14.5cm" draw:start-shape="id9" draw:start-glue-point="5" draw:end-shape="id10" svg:d="M5600 14500h-1000" svg:viewBox="0 0 1001 1">
          <text:p/>
        </draw:connector>
        <draw:frame draw:style-name="gr11" draw:text-style-name="P3" draw:layer="layout" svg:width="24.084cm" svg:height="1.195cm" svg:x="1.916cm" svg:y="1.201cm">
          <draw:text-box>
            <text:p text:style-name="P3">Standard node form mechanism</text:p>
          </draw:text-box>
        </draw:frame>
        <draw:custom-shape draw:style-name="gr19" draw:text-style-name="P11" draw:layer="layout" svg:width="6.2cm" svg:height="2cm" svg:x="17.6cm" svg:y="4.8cm">
          <text:p text:style-name="P3">Formspec stored in </text:p>
          <text:p text:style-name="P3">Map dat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7" draw:layer="layout" draw:type="line" svg:x1="19cm" svg:y1="11.8cm" svg:x2="19cm" svg:y2="13cm" draw:start-shape="id8" draw:end-shape="id11" draw:end-glue-point="4" svg:d="M19000 11800v1200" svg:viewBox="0 0 1 1201">
          <text:p/>
        </draw:connector>
        <draw:custom-shape draw:style-name="gr20" draw:text-style-name="P4" draw:layer="layout" svg:width="5.6cm" svg:height="2cm" svg:x="5.6cm" svg:y="4.8cm">
          <text:p text:style-name="P3">Set « formspec »</text:p>
          <text:p text:style-name="P3">node met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1" draw:text-style-name="P14" draw:layer="layout" svg:x1="1.4cm" svg:y1="8cm" svg:x2="26.6cm" svg:y2="8cm">
          <text:p text:style-name="P13"><text:span text:style-name="T3">MUCH LATER</text:span></text:p>
        </draw:line>
        <draw:frame draw:style-name="gr22" draw:text-style-name="P15" draw:layer="layout" svg:width="8.423cm" svg:height="2.384cm" svg:x="2.8cm" svg:y="9cm">
          <draw:text-box>
            <text:p text:style-name="P3">Nothing happens </text:p>
            <text:p text:style-name="P3">on server side </text:p>
            <text:p text:style-name="P3">prior to receiving node fields</text:p>
          </draw:text-box>
        </draw:frame>
        <presentation:notes draw:style-name="dp2">
          <draw:page-thumbnail draw:style-name="gr15" draw:layer="layout" svg:width="14.848cm" svg:height="11.136cm" svg:x="3.075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custom-shape draw:style-name="gr23" draw:text-style-name="P11" xml:id="id19" draw:id="id19" draw:layer="layout" svg:width="5.199cm" svg:height="2cm" svg:x="3.4cm" svg:y="4.2cm">
          <text:p text:style-name="P3">Form obje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1" xml:id="id22" draw:id="id22" draw:layer="layout" svg:width="5.199cm" svg:height="2cm" svg:x="9.201cm" svg:y="1.4cm">
          <text:p text:style-name="P3">Form defini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xml:id="id20" draw:id="id20" draw:layer="layout" svg:width="3.2cm" svg:height="2cm" svg:x="1.8cm" svg:y="10cm">
          <text:p text:style-name="P3">Server</text:p>
          <text:p text:style-name="P3">dat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1" xml:id="id13" draw:id="id13" draw:layer="layout" svg:width="4cm" svg:height="2.2cm" svg:x="16cm" svg:y="7.2cm">
          <text:p text:style-name="P3">Formspe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4" xml:id="id12" draw:id="id12" draw:layer="layout" svg:width="4cm" svg:height="1.4cm" svg:x="10cm" svg:y="7.6cm">
          <text:p text:style-name="P3">rend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0" draw:text-style-name="P7" draw:layer="layout" draw:type="line" svg:x1="14cm" svg:y1="8.3cm" svg:x2="16cm" svg:y2="8.3cm" draw:start-shape="id12" draw:end-shape="id13" draw:end-glue-point="3" svg:d="M14000 8300h2000" svg:viewBox="0 0 2001 1">
          <text:p/>
        </draw:connector>
        <draw:custom-shape draw:style-name="gr25" draw:text-style-name="P11" xml:id="id14" draw:id="id14" draw:layer="layout" svg:width="4cm" svg:height="2.2cm" svg:x="16cm" svg:y="13cm">
          <text:p text:style-name="P3">Fields</text:p>
          <text:p text:style-name="P3">[pos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4" xml:id="id15" draw:id="id15" draw:layer="layout" svg:width="4cm" svg:height="1.4cm" svg:x="10cm" svg:y="13.4cm">
          <text:p text:style-name="P3">reciev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0" draw:text-style-name="P7" draw:layer="layout" draw:type="line" svg:x1="16cm" svg:y1="14.1cm" svg:x2="14cm" svg:y2="14.1cm" draw:start-shape="id14" draw:start-glue-point="3" draw:end-shape="id15" draw:end-glue-point="7" svg:d="M16000 14100h-2000" svg:viewBox="0 0 2001 1">
          <text:p/>
        </draw:connector>
        <draw:connector draw:style-name="gr10" draw:text-style-name="P7" draw:layer="layout" draw:type="line" svg:x1="12cm" svg:y1="9cm" svg:x2="12.046cm" svg:y2="10.077cm" draw:start-shape="id12" draw:start-glue-point="6" svg:d="M12000 9000l46 1077" svg:viewBox="0 0 47 1078">
          <text:p/>
        </draw:connector>
        <draw:custom-shape draw:style-name="gr27" draw:text-style-name="P16" xml:id="id16" draw:id="id16" draw:layer="layout" svg:width="4cm" svg:height="2cm" svg:x="10cm" svg:y="10cm">
          <text:p text:style-name="P3">Instance ?</text:p>
          <text:p text:style-name="P3">Context ?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7" draw:layer="layout" draw:type="line" svg:x1="12cm" svg:y1="12cm" svg:x2="12cm" svg:y2="13.4cm" draw:start-shape="id16" draw:start-glue-point="2" draw:end-shape="id15" draw:end-glue-point="4" svg:d="M12000 12000v1400" svg:viewBox="0 0 1 1401">
          <text:p/>
        </draw:connector>
        <draw:custom-shape draw:style-name="gr9" draw:text-style-name="P8" xml:id="id17" draw:id="id17" draw:layer="layout" svg:width="2.4cm" svg:height="2.2cm" svg:x="10.8cm" svg:y="15.8cm">
          <text:p text:style-name="P3">Cod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0" draw:text-style-name="P7" draw:layer="layout" draw:type="line" svg:x1="12cm" svg:y1="14.8cm" svg:x2="12cm" svg:y2="15.8cm" draw:start-shape="id15" draw:end-shape="id17" draw:end-glue-point="4" svg:d="M12000 14800v1000" svg:viewBox="0 0 1 1001">
          <text:p/>
        </draw:connector>
        <draw:connector draw:style-name="gr10" draw:text-style-name="P7" draw:layer="layout" draw:type="line" svg:x1="6cm" svg:y1="3.2cm" svg:x2="5.999cm" svg:y2="4.2cm" draw:start-shape="id18" draw:start-glue-point="6" draw:end-shape="id19" draw:end-glue-point="0" svg:d="M6000 3200l-1 1000" svg:viewBox="0 0 2 1001">
          <text:p/>
        </draw:connector>
        <draw:connector draw:style-name="gr10" draw:text-style-name="P7" draw:layer="layout" draw:type="curve" svg:x1="5.999cm" svg:y1="6.2cm" svg:x2="10cm" svg:y2="14.1cm" draw:start-shape="id19" draw:start-glue-point="2" draw:end-shape="id15" draw:end-glue-point="5" svg:d="M5999 6200c0 5267 1333 7900 4001 7900" svg:viewBox="0 0 4002 7901">
          <text:p/>
        </draw:connector>
        <draw:connector draw:style-name="gr10" draw:text-style-name="P7" draw:layer="layout" draw:type="curve" svg:x1="10cm" svg:y1="14.1cm" svg:x2="3.4cm" svg:y2="12cm" draw:start-shape="id15" draw:start-glue-point="5" draw:end-shape="id20" draw:end-glue-point="2" svg:d="M10000 14100c-4400 0-6600-700-6600-2100" svg:viewBox="0 0 6601 2101">
          <text:p/>
        </draw:connector>
        <draw:connector draw:style-name="gr10" draw:text-style-name="P7" draw:layer="layout" draw:type="curve" svg:x1="3.4cm" svg:y1="10cm" svg:x2="10cm" svg:y2="8.3cm" draw:start-shape="id20" draw:start-glue-point="0" draw:end-shape="id12" draw:end-glue-point="5" svg:d="M3400 10000c0-1134 2200-1700 6600-1700" svg:viewBox="0 0 6601 1701">
          <text:p/>
        </draw:connector>
        <draw:custom-shape draw:style-name="gr28" draw:text-style-name="P2" xml:id="id21" draw:id="id21" draw:layer="layout" svg:width="3.999cm" svg:height="2.802cm" svg:x="21.001cm" svg:y="9.798cm">
          <text:p text:style-name="P1"><text:span text:style-name="T1">Clien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9" draw:text-style-name="P7" draw:layer="layout" draw:type="curve" svg:x1="20cm" svg:y1="8.3cm" svg:x2="23.001cm" svg:y2="9.798cm" draw:start-shape="id13" draw:start-glue-point="1" draw:end-shape="id21" draw:end-glue-point="4" svg:d="M20000 8300c2001 0 3001 499 3001 1498" svg:viewBox="0 0 3002 1499">
          <text:p/>
        </draw:connector>
        <draw:connector draw:style-name="gr29" draw:text-style-name="P7" draw:layer="layout" draw:type="curve" svg:x1="23cm" svg:y1="12.6cm" svg:x2="20cm" svg:y2="14.1cm" draw:start-shape="id21" draw:end-shape="id14" draw:end-glue-point="1" svg:d="M23000 12600c0 1000-1000 1500-3000 1500" svg:viewBox="0 0 3001 1501">
          <text:p/>
        </draw:connector>
        <draw:connector draw:style-name="gr30" draw:text-style-name="P7" draw:layer="layout" draw:type="curve" svg:x1="5.999cm" svg:y1="6.2cm" svg:x2="10cm" svg:y2="11cm" draw:start-shape="id19" draw:start-glue-point="2" draw:end-shape="id16" draw:end-glue-point="3" svg:d="M5999 6200c0 3200 1333 4800 4001 4800" svg:viewBox="0 0 4002 4801">
          <text:p/>
        </draw:connector>
        <draw:custom-shape draw:style-name="gr31" draw:text-style-name="P4" xml:id="id18" draw:id="id18" draw:layer="layout" svg:width="4cm" svg:height="1.6cm" svg:x="4cm" svg:y="1.6cm">
          <text:p text:style-name="P3">new_form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0" draw:text-style-name="P7" draw:layer="layout" draw:type="line" svg:x1="9.201cm" svg:y1="2.4cm" svg:x2="8cm" svg:y2="2.4cm" draw:start-shape="id22" draw:start-glue-point="3" draw:end-shape="id18" draw:end-glue-point="7" svg:d="M9201 2400h-1201" svg:viewBox="0 0 1202 1">
          <text:p/>
        </draw:connector>
        <draw:connector draw:style-name="gr10" draw:text-style-name="P7" draw:layer="layout" draw:type="curve" svg:x1="5.999cm" svg:y1="6.2cm" svg:x2="10cm" svg:y2="8.3cm" draw:start-shape="id19" draw:start-glue-point="2" draw:end-shape="id12" draw:end-glue-point="5" svg:d="M5999 6200c0 1400 1333 2100 4001 2100" svg:viewBox="0 0 4002 2101">
          <text:p/>
        </draw:connector>
        <draw:frame draw:style-name="gr22" draw:text-style-name="P18" draw:layer="layout" svg:width="11.098cm" svg:height="3.095cm" svg:x="14.702cm" svg:y="16cm">
          <draw:text-box>
            <text:p text:style-name="P17">Needed between render and recieve :</text:p>
            <text:p text:style-name="P17">IDs, triggers, contexts</text:p>
            <text:p text:style-name="P17">But not :</text:p>
            <text:p text:style-name="P17">Positions, sizes...</text:p>
          </draw:text-box>
        </draw:frame>
        <presentation:notes draw:style-name="dp2">
          <draw:page-thumbnail draw:style-name="gr15" draw:layer="layout" svg:width="14.848cm" svg:height="11.136cm" svg:x="3.075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4T14:29:00.017000000</meta:creation-date>
    <dc:date>2018-12-24T15:38:54.723000000</dc:date>
    <meta:editing-duration>PT1H9M47S</meta:editing-duration>
    <meta:editing-cycles>27</meta:editing-cycles>
    <meta:generator>LibreOffice/5.0.5.2$Windows_x86 LibreOffice_project/55b006a02d247b5f7215fc6ea0fde844b30035b3</meta:generator>
    <meta:document-statistic meta:object-count="88"/>
  </office:meta>
</office:document-meta>
</file>